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="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="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102cm" svg:stroke-color="#800000" draw:marker-start="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80" draw:marker-start="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102cm" draw:marker-start="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51cm" svg:stroke-color="#000000" draw:marker-start="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11pt" style:font-size-asian="11pt" style:font-size-complex="11pt"/>
    </style:style>
    <style:style style:name="P3" style:family="paragraph">
      <style:text-properties fo:color="#008000"/>
    </style:style>
    <style:style style:name="P4" style:family="paragraph">
      <style:text-properties fo:color="#008000"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color="#7e0021" fo:font-size="11pt" style:font-size-asian="11pt" style:font-size-complex="11pt"/>
    </style:style>
    <style:style style:name="T1" style:family="text">
      <style:text-properties fo:color="#000080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7e0021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25cm" svg:y1="7.35cm" svg:x2="10.525cm" svg:y2="1.635cm">
          <text:p/>
        </draw:line>
        <draw:line draw:style-name="gr2" draw:text-style-name="P1" draw:layer="layout" svg:x1="10.525cm" svg:y1="4.175cm" svg:x2="13.7cm" svg:y2="4.175cm">
          <text:p/>
        </draw:line>
        <draw:path draw:style-name="gr3" draw:text-style-name="P1" draw:layer="layout" svg:width="1.476cm" svg:height="0.69cm" svg:x="10.52cm" svg:y="5.164cm" svg:viewBox="0 0 1477 691" svg:d="m0 0c478 11 1180 256 1477 691">
          <text:p/>
        </draw:path>
        <draw:line draw:style-name="gr4" draw:text-style-name="P1" draw:layer="layout" svg:x1="10.525cm" svg:y1="7.35cm" svg:x2="13.7cm" svg:y2="4.175cm">
          <text:p/>
        </draw:line>
        <draw:line draw:style-name="gr5" draw:text-style-name="P1" draw:layer="layout" svg:x1="10.525cm" svg:y1="7.35cm" svg:x2="10.525cm" svg:y2="4.175cm">
          <text:p/>
        </draw:line>
        <draw:frame draw:style-name="gr6" draw:text-style-name="P2" draw:layer="layout" svg:width="3.279cm" svg:height="0.738cm" svg:x="13.113cm" svg:y="4.698cm">
          <draw:text-box>
            <text:p text:style-name="P2"><text:span text:style-name="T1">thinking's vector</text:span></text:p>
          </draw:text-box>
        </draw:frame>
        <draw:frame draw:style-name="gr6" draw:text-style-name="P4" draw:layer="layout" svg:width="1.662cm" svg:height="0.78cm" svg:x="8.362cm" svg:y="4.113cm">
          <draw:text-box>
            <text:p text:style-name="P3"><text:span text:style-name="T2">speed</text:span></text:p>
          </draw:text-box>
        </draw:frame>
        <draw:frame draw:style-name="gr6" draw:text-style-name="P6" draw:layer="layout" svg:width="1.848cm" svg:height="0.738cm" svg:x="10.711cm" svg:y="4.474cm">
          <draw:text-box>
            <text:p text:style-name="P5"><text:span text:style-name="T3">turnrate</text:span></text:p>
          </draw:text-box>
        </draw:frame>
        <draw:frame draw:style-name="gr6" draw:text-style-name="P5" draw:layer="layout" svg:width="2.97cm" svg:height="0.738cm" svg:x="10.689cm" svg:y="1.7cm">
          <draw:text-box>
            <text:p><text:span text:style-name="T4">robot direction</text:span></text:p>
          </draw:text-box>
        </draw:frame>
        <draw:line draw:style-name="gr7" draw:text-style-name="P1" draw:layer="layout" svg:x1="15.174cm" svg:y1="7.343cm" svg:x2="6.673cm" svg:y2="7.3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cm" svg:stroke-color="#008000" draw:marker-start-width="0.3cm" draw:marker-start-center="false" draw:marker-end-width="0.3cm" draw:marker-end-center="false" draw:fill="solid" draw:fill-color="#00d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no </meta:initial-creator>
    <meta:creation-date>2010-05-05T02:09:41</meta:creation-date>
    <dc:date>2010-05-05T02:22:44</dc:date>
    <dc:creator>Arno </dc:creator>
    <meta:editing-duration>PT00H13M05S</meta:editing-duration>
    <meta:editing-cycles>1</meta:editing-cycles>
    <meta:document-statistic meta:object-count="10"/>
    <meta:generator>OpenOffice.org/3.1$Linux OpenOffice.org_project/310m19$Build-9420</meta:generator>
  </office:meta>
</office:document-meta>
</file>